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'Helvetica Neue', sans-serif, Arial"/>
    <style:font-face style:name="Inter" svg:font-family="Inter, sans-serif"/>
    <style:font-face style:name="Means Web" svg:font-family="'Means Web', Georgia, Times, 'Times New Roman', serif"/>
    <style:font-face style:name="Open Sans" svg:font-family="'Open Sans', sans-serif"/>
    <style:font-face style:name="Roboto" svg:font-family="Roboto, Arial, sans-serif"/>
    <style:font-face style:name="apple-system" svg:font-family="apple-system, BlinkMacSystemFont, 'Segoe UI', 'Liberation Sans', sans-serif"/>
    <style:font-face style:name="var heading-font-family" svg:font-family="'var heading-font-family'"/>
    <style:font-face style:name="var theme-question-title-font-family" svg:font-family="'var theme-question-title-font-family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83f" officeooo:paragraph-rsid="0008783f"/>
    </style:style>
    <style:style style:name="P2" style:family="paragraph" style:parent-style-name="Standard">
      <style:text-properties officeooo:rsid="000a5791" officeooo:paragraph-rsid="000a5791"/>
    </style:style>
    <style:style style:name="P3" style:family="paragraph" style:parent-style-name="Standard">
      <style:paragraph-properties fo:text-align="center" style:justify-single-word="false"/>
      <style:text-properties officeooo:rsid="000a5791" officeooo:paragraph-rsid="000a5791"/>
    </style:style>
    <style:style style:name="P4" style:family="paragraph" style:parent-style-name="Standard">
      <style:paragraph-properties fo:text-align="start" style:justify-single-word="false"/>
      <style:text-properties officeooo:rsid="000a5791" officeooo:paragraph-rsid="000a5791"/>
    </style:style>
    <style:style style:name="P5" style:family="paragraph" style:parent-style-name="Standard">
      <style:paragraph-properties fo:text-align="end" style:justify-single-word="false"/>
      <style:text-properties officeooo:rsid="000a5791" officeooo:paragraph-rsid="000a5791"/>
    </style:style>
    <style:style style:name="P6" style:family="paragraph" style:parent-style-name="Standard">
      <style:text-properties officeooo:rsid="000c7c00" officeooo:paragraph-rsid="000c7c00"/>
    </style:style>
    <style:style style:name="P7" style:family="paragraph" style:parent-style-name="Standard">
      <style:text-properties officeooo:rsid="000df452" officeooo:paragraph-rsid="000df452"/>
    </style:style>
    <style:style style:name="P8" style:family="paragraph" style:parent-style-name="Standard">
      <style:paragraph-properties fo:text-align="center" style:justify-single-word="false"/>
      <style:text-properties officeooo:rsid="000df452" officeooo:paragraph-rsid="000df452"/>
    </style:style>
    <style:style style:name="P9" style:family="paragraph" style:parent-style-name="Standard">
      <style:text-properties officeooo:rsid="000df452" officeooo:paragraph-rsid="001477b2"/>
    </style:style>
    <style:style style:name="P10" style:family="paragraph" style:parent-style-name="Standard">
      <style:paragraph-properties fo:text-align="center" style:justify-single-word="false"/>
      <style:text-properties officeooo:rsid="000e6a3b" officeooo:paragraph-rsid="000e6a3b"/>
    </style:style>
    <style:style style:name="P11" style:family="paragraph" style:parent-style-name="Standard">
      <style:paragraph-properties fo:text-align="start" style:justify-single-word="false"/>
      <style:text-properties officeooo:rsid="000e6a3b" officeooo:paragraph-rsid="000e6a3b"/>
    </style:style>
    <style:style style:name="P12" style:family="paragraph" style:parent-style-name="Standard">
      <style:text-properties officeooo:rsid="00103626" officeooo:paragraph-rsid="00103626"/>
    </style:style>
    <style:style style:name="P13" style:family="paragraph" style:parent-style-name="Standard">
      <style:text-properties officeooo:rsid="0010ee26" officeooo:paragraph-rsid="0010ee26" fo:background-color="#ffffff"/>
    </style:style>
    <style:style style:name="P14" style:family="paragraph" style:parent-style-name="Standard">
      <style:text-properties officeooo:rsid="0011c309" officeooo:paragraph-rsid="0011c309"/>
    </style:style>
    <style:style style:name="P15" style:family="paragraph" style:parent-style-name="Standard">
      <style:paragraph-properties fo:text-align="end" style:justify-single-word="false"/>
      <style:text-properties officeooo:rsid="0011e12d" officeooo:paragraph-rsid="0011e12d"/>
    </style:style>
    <style:style style:name="P16" style:family="paragraph" style:parent-style-name="Standard">
      <style:text-properties officeooo:paragraph-rsid="00135178"/>
    </style:style>
    <style:style style:name="P17" style:family="paragraph" style:parent-style-name="Standard">
      <style:text-properties officeooo:rsid="00135178" officeooo:paragraph-rsid="00135178"/>
    </style:style>
    <style:style style:name="P18" style:family="paragraph" style:parent-style-name="Standard">
      <style:text-properties officeooo:rsid="001477b2" officeooo:paragraph-rsid="001477b2"/>
    </style:style>
    <style:style style:name="P19" style:family="paragraph" style:parent-style-name="Standard">
      <style:paragraph-properties fo:text-align="end" style:justify-single-word="false"/>
      <style:text-properties officeooo:rsid="001477b2" officeooo:paragraph-rsid="001477b2"/>
    </style:style>
    <style:style style:name="P20" style:family="paragraph" style:parent-style-name="Standard">
      <style:paragraph-properties fo:text-align="center" style:justify-single-word="false"/>
      <style:text-properties officeooo:rsid="0015bcd4" officeooo:paragraph-rsid="0015bcd4"/>
    </style:style>
    <style:style style:name="P21" style:family="paragraph" style:parent-style-name="Standard">
      <style:paragraph-properties fo:text-align="start" style:justify-single-word="false"/>
      <style:text-properties officeooo:rsid="0015bcd4" officeooo:paragraph-rsid="0015bcd4"/>
    </style:style>
    <style:style style:name="T1" style:family="text">
      <style:text-properties officeooo:rsid="0008783f"/>
    </style:style>
    <style:style style:name="T2" style:family="text">
      <style:text-properties officeooo:rsid="000a5791"/>
    </style:style>
    <style:style style:name="T3" style:family="text">
      <style:text-properties officeooo:rsid="000c2a9a"/>
    </style:style>
    <style:style style:name="T4" style:family="text">
      <style:text-properties officeooo:rsid="000df452"/>
    </style:style>
    <style:style style:name="T5" style:family="text">
      <style:text-properties officeooo:rsid="000e6a3b"/>
    </style:style>
    <style:style style:name="T6" style:family="text">
      <style:text-properties officeooo:rsid="00103626"/>
    </style:style>
    <style:style style:name="T7" style:family="text">
      <style:text-properties officeooo:rsid="00135178"/>
    </style:style>
  </office:automatic-styles>
  <office:body>
    <office:text text:use-soft-page-breaks="true">
      <office:forms form:automatic-focus="false" form:apply-design-mode="false"/>
      <text:tracked-changes>
        <text:changed-region xml:id="ct2342985765424" text:id="ct2342985765424">
          <text:insertion>
            <office:change-info>
              <dc:creator>Unknown Author</dc:creator>
              <dc:date>2022-01-20T16:15:51</dc:date>
            </office:change-info>
          </text:insertion>
        </text:changed-region>
        <text:changed-region xml:id="ct2342992606016" text:id="ct2342992606016">
          <text:insertion>
            <office:change-info>
              <dc:creator>Unknown Author</dc:creator>
              <dc:date>2022-01-20T16:47:25</dc:date>
            </office:change-info>
          </text:insertion>
        </text:changed-region>
        <text:changed-region xml:id="ct2342989391344" text:id="ct2342989391344">
          <text:insertion>
            <office:change-info>
              <dc:creator>Unknown Author</dc:creator>
              <dc:date>2022-01-20T16:44:54</dc:date>
            </office:change-info>
          </text:insertion>
        </text:changed-region>
        <text:changed-region xml:id="ct2342962602752" text:id="ct2342962602752">
          <text:insertion>
            <office:change-info>
              <dc:creator>Unknown Author</dc:creator>
              <dc:date>2022-01-20T16:01:32</dc:date>
            </office:change-info>
          </text:insertion>
        </text:changed-region>
        <text:changed-region xml:id="ct2342992600496" text:id="ct2342992600496">
          <text:insertion>
            <office:change-info>
              <dc:creator>Unknown Author</dc:creator>
              <dc:date>2022-01-20T16:17:07</dc:date>
            </office:change-info>
          </text:insertion>
        </text:changed-region>
        <text:changed-region xml:id="ct2342992618736" text:id="ct2342992618736">
          <text:insertion>
            <office:change-info>
              <dc:creator>Unknown Author</dc:creator>
              <dc:date>2022-01-20T16:00:40</dc:date>
            </office:change-info>
          </text:insertion>
        </text:changed-region>
        <text:changed-region xml:id="ct2342992630256" text:id="ct2342992630256">
          <text:insertion>
            <office:change-info>
              <dc:creator>Unknown Author</dc:creator>
              <dc:date>2022-01-20T15:59:11</dc:date>
            </office:change-info>
          </text:insertion>
        </text:changed-region>
        <text:changed-region xml:id="ct2342992623056" text:id="ct2342992623056">
          <text:insertion>
            <office:change-info>
              <dc:creator>Unknown Author</dc:creator>
              <dc:date>2022-01-20T16:00:44</dc:date>
            </office:change-info>
          </text:insertion>
        </text:changed-region>
        <text:changed-region xml:id="ct2342992623776" text:id="ct2342992623776">
          <text:insertion>
            <office:change-info>
              <dc:creator>Unknown Author</dc:creator>
              <dc:date>2022-01-20T16:11:01</dc:date>
            </office:change-info>
          </text:insertion>
        </text:changed-region>
        <text:changed-region xml:id="ct2342985771184" text:id="ct2342985771184">
          <text:insertion>
            <office:change-info>
              <dc:creator>Unknown Author</dc:creator>
              <dc:date>2022-01-20T16:02:31</dc:date>
            </office:change-info>
          </text:insertion>
        </text:changed-region>
        <text:changed-region xml:id="ct2342992613936" text:id="ct2342992613936">
          <text:insertion>
            <office:change-info>
              <dc:creator>Unknown Author</dc:creator>
              <dc:date>2022-01-20T16:18:02</dc:date>
            </office:change-info>
          </text:insertion>
        </text:changed-region>
        <text:changed-region xml:id="ct2342989385344" text:id="ct2342989385344">
          <text:insertion>
            <office:change-info>
              <dc:creator>Unknown Author</dc:creator>
              <dc:date>2022-01-20T16:14:43</dc:date>
            </office:change-info>
          </text:insertion>
        </text:changed-region>
        <text:changed-region xml:id="ct2342989384144" text:id="ct2342989384144">
          <text:insertion>
            <office:change-info>
              <dc:creator>Unknown Author</dc:creator>
              <dc:date>2022-01-20T16:10:25</dc:date>
            </office:change-info>
          </text:insertion>
        </text:changed-region>
        <text:changed-region xml:id="ct2342964608384" text:id="ct2342964608384">
          <text:insertion>
            <office:change-info>
              <dc:creator>Unknown Author</dc:creator>
              <dc:date>2022-01-20T16:46:06</dc:date>
            </office:change-info>
          </text:insertion>
        </text:changed-region>
        <text:changed-region xml:id="ct2344928989536" text:id="ct2344928989536">
          <text:insertion>
            <office:change-info>
              <dc:creator>Unknown Author</dc:creator>
              <dc:date>2022-01-20T16:21:11</dc:date>
            </office:change-info>
          </text:insertion>
        </text:changed-region>
        <text:changed-region xml:id="ct2342962609472" text:id="ct2342962609472">
          <text:insertion>
            <office:change-info>
              <dc:creator>Unknown Author</dc:creator>
              <dc:date>2022-01-20T16:16:39</dc:date>
            </office:change-info>
          </text:insertion>
        </text:changed-region>
        <text:changed-region xml:id="ct2342989399264" text:id="ct2342989399264">
          <text:insertion>
            <office:change-info>
              <dc:creator>Unknown Author</dc:creator>
              <dc:date>2022-01-20T16:21:29</dc:date>
            </office:change-info>
          </text:insertion>
        </text:changed-region>
        <text:changed-region xml:id="ct2342989382224" text:id="ct2342989382224">
          <text:insertion>
            <office:change-info>
              <dc:creator>Unknown Author</dc:creator>
              <dc:date>2022-01-20T16:23:16</dc:date>
            </office:change-info>
          </text:insertion>
        </text:changed-region>
        <text:changed-region xml:id="ct2342992610336" text:id="ct2342992610336">
          <text:insertion>
            <office:change-info>
              <dc:creator>Unknown Author</dc:creator>
              <dc:date>2022-01-20T16:22:43</dc:date>
            </office:change-info>
          </text:insertion>
        </text:changed-region>
        <text:changed-region xml:id="ct2342992610096" text:id="ct2342992610096">
          <text:deletion>
            <office:change-info>
              <dc:creator>Unknown Author</dc:creator>
              <dc:date>2022-01-20T16:46:33</dc:date>
            </office:change-info>
            <text:p text:style-name="P7">HTML Templates / Iframe / Object</text:p>
          </text:deletion>
        </text:changed-region>
        <text:changed-region xml:id="ct2343152067936" text:id="ct2343152067936">
          <text:insertion>
            <office:change-info>
              <dc:creator>Unknown Author</dc:creator>
              <dc:date>2022-01-21T04:51:16</dc:date>
            </office:change-info>
          </text:insertion>
        </text:changed-region>
        <text:changed-region xml:id="ct2342992626656" text:id="ct2342992626656">
          <text:format-change>
            <office:change-info>
              <dc:creator>Unknown Author</dc:creator>
              <dc:date>2022-01-20T16:19:56</dc:date>
            </office:change-info>
          </text:format-change>
        </text:changed-region>
        <text:changed-region xml:id="ct2342964611744" text:id="ct2342964611744">
          <text:insertion>
            <office:change-info>
              <dc:creator>Unknown Author</dc:creator>
              <dc:date>2022-01-20T16:20:10</dc:date>
            </office:change-info>
          </text:insertion>
        </text:changed-region>
        <text:changed-region xml:id="ct2342992629776" text:id="ct2342992629776">
          <text:insertion>
            <office:change-info>
              <dc:creator>Unknown Author</dc:creator>
              <dc:date>2022-01-20T16:22:49</dc:date>
            </office:change-info>
          </text:insertion>
        </text:changed-region>
        <text:changed-region xml:id="ct2342964610784" text:id="ct2342964610784">
          <text:insertion>
            <office:change-info>
              <dc:creator>Unknown Author</dc:creator>
              <dc:date>2022-01-20T16:20:0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ing questions / <text:span text:style-name="T5">practices</text:span> / studies / references / technologies / <text:span text:style-name="T2">advice</text:span> for <text:span text:style-name="T2">building the </text:span>website</text:p>
      <text:p text:style-name="P1"><text:change-start text:change-id="ct2342992606016"/></text:p>
      <text:p text:style-name="P18">Development &amp; design constraints:</text:p>
      <text:p text:style-name="P1"><text:change-end text:change-id="ct2342992606016"/></text:p>
      <text:p text:style-name="P3">Advice</text:p>
      <text:p text:style-name="P4"/>
      <text:p text:style-name="P1"><text:a xlink:type="simple" xlink:href="https://youtu.be/Sxxw3qtb3_g" text:style-name="Internet_20_link" text:visited-style-name="Visited_20_Internet_20_Link">How to OVER Engineer a Website // What is a Tech Stack?</text:a></text:p>
      <text:p text:style-name="P1"/>
      <text:p text:style-name="P12">LAYOUTS</text:p>
      <text:p text:style-name="P1"><text:a xlink:type="simple" xlink:href="https://medium.com/@madhur.taneja/css-layouts-cced6c7a8764" text:style-name="Internet_20_link" text:visited-style-name="Visited_20_Internet_20_Link">CSS Layouts: Grids vs Flexbox vs Floats vs Position</text:a></text:p>
      <text:p text:style-name="P1"/>
      <text:p text:style-name="P1">css page design methods</text:p>
      <text:p text:style-name="P12"><text:a xlink:type="simple" xlink:href="https://developer.mozilla.org/en-US/docs/Learn/CSS/CSS_layout/Introduction" text:style-name="Internet_20_link" text:visited-style-name="Visited_20_Internet_20_Link"><text:span text:style-name="T1">Introduction to CSS layout</text:span></text:a></text:p>
      <text:p text:style-name="P12"><text:a xlink:type="simple" xlink:href="https://developer.mozilla.org/en-US/docs/Learn/CSS/CSS_layout" text:style-name="Internet_20_link" text:visited-style-name="Visited_20_Internet_20_Link">*MDN Web Docs – CSS layout*</text:a></text:p>
      <text:p text:style-name="P1"><text:a xlink:type="simple" xlink:href="https://www.codementor.io/@codementorteam/4-different-html-css-layout-techniques-to-create-a-site-85i9t1x34" text:style-name="Internet_20_link" text:visited-style-name="Visited_20_Internet_20_Link"/></text:p>
      <text:p text:style-name="P1"><text:a xlink:type="simple" xlink:href="https://www.codementor.io/@codementorteam/4-different-html-css-layout-techniques-to-create-a-site-85i9t1x34" text:style-name="Internet_20_link" text:visited-style-name="Visited_20_Internet_20_Link">4 Different HTML/CSS Layout Techniques to Create a Site</text:a></text:p>
      <text:p text:style-name="P1"><text:a xlink:type="simple" xlink:href="https://www.webfx.com/blog/web-design/css-methodologies/" text:style-name="Internet_20_link" text:visited-style-name="Visited_20_Internet_20_Link">A Look at Some CSS Methodologies</text:a><text:change-start text:change-id="ct2342989391344"/><text:tab/><text:change-end text:change-id="ct2342989391344"/><text:change-start text:change-id="ct2342962602752"/></text:p>
      <text:p text:style-name="P1"/>
      <text:p text:style-name="P1"><text:a xlink:type="simple" xlink:href="https://www.youtube.com/watch?v=R7gqJkdc5dM" text:style-name="Internet_20_link" text:visited-style-name="Visited_20_Internet_20_Link">Floats, Flexbox, Grid? The progression of CSS layouts</text:a></text:p>
      <text:p text:style-name="P1"><text:a xlink:type="simple" xlink:href="https://www.youtube.com/watch?v=hYJvxsgnGMA&amp;ab_channel=SteveGriffith-Prof3ssorSt3v3" text:style-name="Internet_20_link" text:visited-style-name="Visited_20_Internet_20_Link">CSS Layouts - Flexbox vs Grid vs Float</text:a></text:p>
      <text:p text:style-name="P1"><text:change-end text:change-id="ct2342962602752"/></text:p>
      <text:p text:style-name="P1"/>
      <text:p text:style-name="P1">importing html templates into a webpage</text:p>
      <text:p text:style-name="P1"><text:a xlink:type="simple" xlink:href="https://www.html5rocks.com/en/tutorials/webcomponents/imports/" text:style-name="Internet_20_link" text:visited-style-name="Visited_20_Internet_20_Link">HTML Imports #include for the web</text:a></text:p>
      <text:p text:style-name="P1"><text:a xlink:type="simple" xlink:href="https://mailchimp.com/help/import-a-custom-html-template/" text:style-name="Internet_20_link" text:visited-style-name="Visited_20_Internet_20_Link">Import a Custom HTML Template</text:a></text:p>
      <text:p text:style-name="P1"/>
      <text:p text:style-name="P3">Technologies</text:p>
      <text:p text:style-name="P5">CORE:</text:p>
      <text:p text:style-name="P2">Github Pages (specifically a project <text:span text:style-name="T3">site</text:span>)</text:p>
      <text:p text:style-name="P2"><text:a xlink:type="simple" xlink:href="https://pages.github.com/" text:style-name="Internet_20_link" text:visited-style-name="Visited_20_Internet_20_Link">https://pages.github.com/</text:a> </text:p>
      <text:p text:style-name="P1"/>
      <text:p text:style-name="P1">FIREBASE</text:p>
      <text:p text:style-name="P1"><text:a xlink:type="simple" xlink:href="https://www.youtube.com/watch?v=9kRgVxULbag&amp;ab_channel=Fireship" text:style-name="Internet_20_link" text:visited-style-name="Visited_20_Internet_20_Link">Firebase - Ultimate Beginner's Guide</text:a></text:p>
      <text:p text:style-name="P1"><text:a xlink:type="simple" xlink:href="https://firebase.google.com/" text:style-name="Internet_20_link" text:visited-style-name="Visited_20_Internet_20_Link">https://firebase.google.com/</text:a></text:p>
      <text:p text:style-name="P1"/>
      <text:p text:style-name="P1"><text:a xlink:type="simple" xlink:href="https://www.youtube.com/watch?v=TglPc74M3DM&amp;ab_channel=Firebase" text:style-name="Internet_20_link" text:visited-style-name="Visited_20_Internet_20_Link">Security Rules deep dive | Better Safe than Sorry</text:a></text:p>
      <text:p text:style-name="P1"/>
      <text:p text:style-name="P2"><text:s/>REACT JS</text:p>
      <text:p text:style-name="P2"/>
      <text:p text:style-name="P2"><text:a xlink:type="simple" xlink:href="https://www.youtube.com/watch?v=DLX62G4lc44&amp;t=748s&amp;ab_channel=freeCodeCamp.org" text:style-name="Internet_20_link" text:visited-style-name="Visited_20_Internet_20_Link">Learn React JS - Full Course for Beginners - Tutorial 2019</text:a></text:p>
      <text:p text:style-name="P1"/>
      <text:p text:style-name="P1"><text:a xlink:type="simple" xlink:href="https://www.youtube.com/watch?v=w7ejDZ8SWv8&amp;ab_channel=TraversyMedia" text:style-name="Internet_20_link" text:visited-style-name="Visited_20_Internet_20_Link">React JS Crash Course</text:a></text:p>
      <text:p text:style-name="P1"/>
      <text:p text:style-name="P6">CSS<text:change-start text:change-id="ct2342992600496"/> – <text:span text:style-name="T7">Responsive Website Design</text:span></text:p>
      <text:p text:style-name="P6"/>
      <text:p text:style-name="P6"><text:a xlink:type="simple" xlink:href="https://www.youtube.com/watch?v=p0bGHP-PXD4&amp;ab_channel=TraversyMedia" text:style-name="Internet_20_link" text:visited-style-name="Visited_20_Internet_20_Link">Build a Responsive Website | HTML, CSS Grid, Flexbox &amp; More</text:a></text:p>
      <text:p text:style-name="P6"/>
      <text:p text:style-name="P6"><text:change-end text:change-id="ct2342992600496"/></text:p>
      <text:p text:style-name="P6"><text:tab/>Positioning</text:p>
      <text:p text:style-name="P6"><text:soft-page-break/><text:a xlink:type="simple" xlink:href="https://www.youtube.com/watch?v=zyNhxN6sToM&amp;ab_channel=KevinPowell" text:style-name="Internet_20_link" text:visited-style-name="Visited_20_Internet_20_Link">Coding a responsive webpage from start to finis</text:a><text:a xlink:type="simple" xlink:href="https://www.youtube.com/watch?v=zyNhxN6sToM&amp;ab_channel=KevinPowell" text:style-name="Internet_20_link" text:visited-style-name="Visited_20_Internet_20_Link"><text:span text:style-name="T6">h – includes some flex</text:span></text:a></text:p>
      <text:p text:style-name="P13"><text:change-start text:change-id="ct2342992618736"/><text:a xlink:type="simple" xlink:href="https://youtu.be/8QKOaTYvYUA" text:style-name="Internet_20_link" text:visited-style-name="Visited_20_Internet_20_Link">*</text:a><text:change-end text:change-id="ct2342992618736"/><text:change-start text:change-id="ct2342992630256"/><text:a xlink:type="simple" xlink:href="https://youtu.be/8QKOaTYvYUA" text:style-name="Internet_20_link" text:visited-style-name="Visited_20_Internet_20_Link">Create a responsive navigation nav with no JS!</text:a><text:change-end text:change-id="ct2342992630256"/><text:change-start text:change-id="ct2342992623056"/><text:a xlink:type="simple" xlink:href="https://youtu.be/8QKOaTYvYUA" text:style-name="Internet_20_link" text:visited-style-name="Visited_20_Internet_20_Link">*</text:a><text:change-end text:change-id="ct2342992623056"/></text:p>
      <text:p text:style-name="P14"><text:change-start text:change-id="ct2342992623776"/><text:a xlink:type="simple" xlink:href="https://www.w3schools.com/css/css_navbar_horizontal.asp" text:style-name="Internet_20_link" text:visited-style-name="Visited_20_Internet_20_Link">w3schools horizontal nav bar</text:a></text:p>
      <text:p text:style-name="P6"/>
      <text:p text:style-name="P6"><text:a xlink:type="simple" xlink:href="https://www.w3schools.com/css/css_align.asp" text:style-name="Internet_20_link" text:visited-style-name="Visited_20_Internet_20_Link">https://www.w3schools.com/css/css_align.asp</text:a></text:p>
      <text:p text:style-name="P6"/>
      <text:p text:style-name="P6"/>
      <text:p text:style-name="P6"><text:change-end text:change-id="ct2342992623776"/><text:tab/>Flex / <text:span text:style-name="T4">Flexbox</text:span><text:change-start text:change-id="ct2342985771184"/></text:p>
      <text:p text:style-name="P6"><text:a xlink:type="simple" xlink:href="https://www.youtube.com/watch?v=JJSoEo8JSnc" text:style-name="Internet_20_link" text:visited-style-name="Visited_20_Internet_20_Link">Flexbox CSS In 20 Minutes</text:a></text:p>
      <text:p text:style-name="P6"><text:a xlink:type="simple" xlink:href="https://www.youtube.com/results?search_query=css+flexbox+tutorial" text:style-name="Internet_20_link" text:visited-style-name="Visited_20_Internet_20_Link">css flexbox tutorial</text:a></text:p>
      <text:p text:style-name="P17">*<text:a xlink:type="simple" xlink:href="https://flexboxfroggy.com/" text:style-name="Internet_20_link" text:visited-style-name="Visited_20_Internet_20_Link">FLEXBOX FROGGY</text:a>*</text:p>
      <text:p text:style-name="P6"><text:change-end text:change-id="ct2342985771184"/><text:change-start text:change-id="ct2342992613936"/></text:p>
      <text:p text:style-name="P6"><text:change-end text:change-id="ct2342992613936"/></text:p>
      <text:p text:style-name="P6"><text:tab/>Grid<text:change-start text:change-id="ct2342989385344"/></text:p>
      <text:p text:style-name="P6"><text:a xlink:type="simple" xlink:href="https://www.youtube.com/watch?v=7kVeCqQCxlk&amp;t=920s" text:style-name="Internet_20_link" text:visited-style-name="Visited_20_Internet_20_Link">CSS Grid Changes EVERYTHING - Amazing Presentation</text:a></text:p>
      <text:p text:style-name="P6"><text:a xlink:type="simple" xlink:href="https://www.youtube.com/watch?v=t6CBKf8K_Ac&amp;ab_channel=freeCodeCamp.org" text:style-name="Internet_20_link" text:visited-style-name="Visited_20_Internet_20_Link">CSS Grid Course</text:a></text:p>
      <text:p text:style-name="P17"><text:a xlink:type="simple" xlink:href="https://gridbyexample.com/" text:style-name="Internet_20_link" text:visited-style-name="Visited_20_Internet_20_Link">*GridbyExample*</text:a></text:p>
      <text:p text:style-name="P14">does grid work on mobile</text:p>
      <text:p text:style-name="P14"/>
      <text:p text:style-name="P14"><text:a xlink:type="simple" xlink:href="https://www.w3schools.com/css/css_grid.asp" text:style-name="Internet_20_link" text:visited-style-name="Visited_20_Internet_20_Link">https://www.w3schools.com/css/css_grid.asp</text:a></text:p>
      <text:p text:style-name="P14"><text:a xlink:type="simple" xlink:href="https://www.w3schools.com/css/css_grid_item.asp" text:style-name="Internet_20_link" text:visited-style-name="Visited_20_Internet_20_Link">https://www.w3schools.com/css/css_grid_item.asp</text:a></text:p>
      <text:p text:style-name="P14"><text:a xlink:type="simple" xlink:href="https://www.w3schools.com/css/css_grid_container.asp" text:style-name="Internet_20_link" text:visited-style-name="Visited_20_Internet_20_Link">https://www.w3schools.com/css/css_grid_container.asp</text:a></text:p>
      <text:p text:style-name="P14"><text:a xlink:type="simple" xlink:href="https://www.w3schools.com/cssref/pr_grid.asp" text:style-name="Internet_20_link" text:visited-style-name="Visited_20_Internet_20_Link">https://www.w3schools.com/cssref/pr_grid.asp</text:a></text:p>
      <text:p text:style-name="P14"><text:a xlink:type="simple" xlink:href="https://www.w3schools.com/css/css_rwd_grid.asp" text:style-name="Internet_20_link" text:visited-style-name="Visited_20_Internet_20_Link">https://www.w3schools.com/css/css_rwd_grid.asp</text:a></text:p>
      <text:p text:style-name="P14"><text:a xlink:type="simple" xlink:href="https://www.w3schools.com/w3css/w3css_grid.asp" text:style-name="Internet_20_link" text:visited-style-name="Visited_20_Internet_20_Link">https://www.w3schools.com/w3css/w3css_grid.asp</text:a></text:p>
      <text:p text:style-name="P14"><text:a xlink:type="simple" xlink:href="https://www.w3schools.com/cssref/pr_grid-template.asp" text:style-name="Internet_20_link" text:visited-style-name="Visited_20_Internet_20_Link">https://www.w3schools.com/cssref/pr_grid-template.asp</text:a></text:p>
      <text:p text:style-name="P14"><text:a xlink:type="simple" xlink:href="https://www.w3schools.com/howto/howto_js_expanding_grid.asp" text:style-name="Internet_20_link" text:visited-style-name="Visited_20_Internet_20_Link">https://www.w3schools.com/howto/howto_js_expanding_grid.asp</text:a></text:p>
      <text:p text:style-name="P14"/>
      <text:p text:style-name="P6"/>
      <text:p text:style-name="P15">Misc:<text:change-end text:change-id="ct2342989385344"/><text:change-start text:change-id="ct2342989384144"/></text:p>
      <text:p text:style-name="P14"><text:tab/>Media Queries / @media rule</text:p>
      <text:p text:style-name="P14">Selectors</text:p>
      <text:p text:style-name="P14">Button</text:p>
      <text:p text:style-name="P16"><text:a xlink:type="simple" xlink:href="https://youtu.be/ieTHC78giGQ" text:style-name="Internet_20_link" text:visited-style-name="Visited_20_Internet_20_Link">CSS Full Course - Includes Flexbox and CSS Grid Tutorials</text:a></text:p>
      <text:p text:style-name="P9"><text:change-end text:change-id="ct2342989384144"/><text:change-start text:change-id="ct2342964608384"/></text:p>
      <text:p text:style-name="P9">HTML Templates / Iframe / Object</text:p>
      <text:p text:style-name="P9"/>
      <text:p text:style-name="P19">IFRAME &amp; OBJECT DEBUGGING<text:change-end text:change-id="ct2342964608384"/><text:change-start text:change-id="ct2344928989536"/></text:p>
      <text:p text:style-name="P6"><text:change-end text:change-id="ct2344928989536"/><text:change-start text:change-id="ct2342962609472"/><text:a xlink:type="simple" xlink:href="https://stackoverflow.com/questions/18171072/pass-data-from-div-tags-to-javascript-function" text:style-name="Internet_20_link" text:visited-style-name="Visited_20_Internet_20_Link"/></text:p>
      <text:p text:style-name="P6"><text:change-end text:change-id="ct2342962609472"/><text:change-start text:change-id="ct2342989399264"/>how to pass content size to iframe<text:span text:style-name="T7">[</text:span> <text:span text:style-name="T7">from child to parent]</text:span></text:p>
      <text:p text:style-name="P6"><text:a xlink:type="simple" xlink:href="https://stackoverflow.com/questions/18171072/pass-data-from-div-tags-to-javascript-function" text:style-name="Internet_20_link" text:visited-style-name="Visited_20_Internet_20_Link">Pass data from div tags to javascript function [closed]</text:a></text:p>
      <text:p text:style-name="P6"><text:a xlink:type="simple" xlink:href="https://stackoverflow.com/questions/819416/adjust-width-and-height-of-iframe-to-fit-with-content-in-it" text:style-name="Internet_20_link" text:visited-style-name="Visited_20_Internet_20_Link">Adjust width and height of iframe to fit with content in it</text:a></text:p>
      <text:p text:style-name="P6"><text:a xlink:type="simple" xlink:href="https://www.geeksforgeeks.org/how-to-adjust-the-width-and-height-of-iframe-to-fit-with-content-in-it/" text:style-name="Internet_20_link" text:visited-style-name="Visited_20_Internet_20_Link">How to adjust the width and height of iframe to fit with content in it ?</text:a></text:p>
      <text:p text:style-name="P6"><text:change-end text:change-id="ct2342989399264"/><text:change-start text:change-id="ct2342989382224"/><text:a xlink:type="simple" xlink:href="https://usefulangle.com/post/65/javascript-automatically-resize-iframe" text:style-name="Internet_20_link" text:visited-style-name="Visited_20_Internet_20_Link">Change Iframe Size Automatically to Fit Content &amp; Prevent Scrollbars</text:a><text:change-end text:change-id="ct2342989382224"/><text:change-start text:change-id="ct2342992610336"/></text:p>
      <text:p text:style-name="P6"><text:change-end text:change-id="ct2342992610336"/></text:p>
      <text:p text:style-name="P7"><text:change text:change-id="ct2342992610096"/></text:p>
      <text:p text:style-name="P1"/>
      <text:p text:style-name="P5">Explore/Examine/Investigate/Analyze/Study</text:p>
      <text:p text:style-name="P1"/>
      <text:p text:style-name="P1"><text:soft-page-break/>XML</text:p>
      <text:p text:style-name="P1"><text:a xlink:type="simple" xlink:href="https://www.youtube.com/watch?v=1JblVElt5K0&amp;ab_channel=AutomationStepbyStep" text:style-name="Internet_20_link" text:visited-style-name="Visited_20_Internet_20_Link">What is XML | XML Beginner Tutorial | Learn XML with Demo in 10 min</text:a></text:p>
      <text:p text:style-name="P1"/>
      <text:p text:style-name="P1">will xml work in github pages</text:p>
      <text:p text:style-name="P1"><text:a xlink:type="simple" xlink:href="https://stackoverflow.com/questions/67692962/sitemap-xml-partially-works-on-github-pages-and-cannot-be-fetched-by-google-se" text:style-name="Internet_20_link" text:visited-style-name="Visited_20_Internet_20_Link">Sitemap (XML) partially works on GitHub Pages and cannot be fetched by Google Search Console</text:a></text:p>
      <text:p text:style-name="P1"/>
      <text:p text:style-name="P1"><text:a xlink:type="simple" xlink:href="https://github.com/cicirello/generate-sitemap" text:style-name="Internet_20_link" text:visited-style-name="Visited_20_Internet_20_Link">https://github.com/cicirello/generate-sitemap</text:a></text:p>
      <text:p text:style-name="P1"><text:a xlink:type="simple" xlink:href="https://github.com/mmistakes/minimal-mistakes/issues/1145" text:style-name="Internet_20_link" text:visited-style-name="Visited_20_Internet_20_Link">https://github.com/mmistakes/minimal-mistakes/issues/1145</text:a></text:p>
      <text:p text:style-name="P1"/>
      <text:p text:style-name="P1"><text:a xlink:type="simple" xlink:href="https://github.community/t/google-deliberately-does-not-accept-sitemap-xml-of-github-pages/184937" text:style-name="Internet_20_link" text:visited-style-name="Visited_20_Internet_20_Link">Google deliberately does not accept sitemap.xml of Github Pages</text:a></text:p>
      <text:p text:style-name="P1"/>
      <text:p text:style-name="P1"><text:a xlink:type="simple" xlink:href="https://www.cross-validated.com/XML-Sitemap-Problem-when-hosting-on-GitHub/" text:style-name="Internet_20_link" text:visited-style-name="Visited_20_Internet_20_Link">Troubleshooting: XML Sitemap when hosting on GitHub</text:a></text:p>
      <text:p text:style-name="P1"/>
      <text:p text:style-name="P5">Will this work?</text:p>
      <text:p text:style-name="P1"/>
      <text:p text:style-name="P1">JSON</text:p>
      <text:p text:style-name="P1"><text:a xlink:type="simple" xlink:href="https://www.youtube.com/watch?v=iiADhChRriM&amp;ab_channel=WebDevSimplified" text:style-name="Internet_20_link" text:visited-style-name="Visited_20_Internet_20_Link">Learn JSON in 10 Minutes</text:a></text:p>
      <text:p text:style-name="P1"/>
      <text:p text:style-name="P1"><text:a xlink:type="simple" xlink:href="https://www.youtube.com/watch?v=TglPc74M3DM&amp;ab_channel=Firebase" text:style-name="Internet_20_link" text:visited-style-name="Visited_20_Internet_20_Link"/></text:p>
      <text:p text:style-name="P1"/>
      <text:p text:style-name="P1"><text:a xlink:type="simple" xlink:href="https://www.cross-validated.com/XML-Sitemap-Problem-when-hosting-on-GitHub/" text:style-name="Internet_20_link" text:visited-style-name="Visited_20_Internet_20_Link"/></text:p>
      <text:p text:style-name="P1"/>
      <text:p text:style-name="P7">MONGODB</text:p>
      <text:p text:style-name="P7"><text:a xlink:type="simple" xlink:href="https://youtube.com/playlist?list=PLLWMQd6PeGY0cZFMqx5ijmdaD87sJKCsU" text:style-name="Internet_20_link" text:visited-style-name="Visited_20_Internet_20_Link">Suggestion Site App</text:a></text:p>
      <text:p text:style-name="P7"/>
      <text:p text:style-name="P1"/>
      <text:p text:style-name="P10">Practices</text:p>
      <text:p text:style-name="P11"><text:a xlink:type="simple" xlink:href="https://www.youtube.com/results?search_query=UML" text:style-name="Internet_20_link" text:visited-style-name="Visited_20_Internet_20_Link">UML</text:a></text:p>
      <text:p text:style-name="P11"><text:a xlink:type="simple" xlink:href="https://youtu.be/zid-MVo7M-E" text:style-name="Internet_20_link" text:visited-style-name="Visited_20_Internet_20_Link">UML Use Case Diagram Tutorial</text:a></text:p>
      <text:p text:style-name="P11"><text:a xlink:type="simple" xlink:href="https://www.youtube.com/watch?v=UI6lqHOVHic" text:style-name="Internet_20_link" text:visited-style-name="Visited_20_Internet_20_Link">UML Class Diagram Tutorial</text:a></text:p>
      <text:p text:style-name="P11"><text:a xlink:type="simple" xlink:href="https://www.youtube.com/watch?v=pCK6prSq8aw&amp;ab_channel=Lucidchart" text:style-name="Internet_20_link" text:visited-style-name="Visited_20_Internet_20_Link">How to Make a UML Sequence Diagram</text:a></text:p>
      <text:p text:style-name="P11"><text:a xlink:type="simple" xlink:href="https://www.youtube.com/watch?v=WnMQ8HlmeXc&amp;t=219s" text:style-name="Internet_20_link" text:visited-style-name="Visited_20_Internet_20_Link">UML Diagrams Full Course (Unified Modeling Language)</text:a></text:p>
      <text:p text:style-name="P11"/>
      <text:p text:style-name="P11"><text:a xlink:type="simple" xlink:href="https://app.diagrams.net/" text:style-name="Internet_20_link" text:visited-style-name="Visited_20_Internet_20_Link">https://app.diagrams.net/</text:a></text:p>
      <text:p text:style-name="P11"><text:a xlink:type="simple" xlink:href="https://www.lucidchart.com/" text:style-name="Internet_20_link" text:visited-style-name="Visited_20_Internet_20_Link">Lucidchart</text:a></text:p>
      <text:p text:style-name="P1"><text:change-start text:change-id="ct2343152067936"/></text:p>
      <text:p text:style-name="P20">Troubleshooting</text:p>
      <text:p text:style-name="P21"/>
      <text:p text:style-name="P21">html content is overlapping</text:p>
      <text:p text:style-name="P21"><text:a xlink:type="simple" xlink:href="https://stackoverflow.com/questions/10803257/prevent-html-content-from-overlapping" text:style-name="Internet_20_link" text:visited-style-name="Visited_20_Internet_20_Link">https://stackoverflow.com/questions/10803257/prevent-html-content-from-overlapping</text:a></text:p>
      <text:p text:style-name="P21">may have to do with floats</text:p>
      <text:p text:style-name="P21"><text:a xlink:type="simple" xlink:href="https://smallbusiness.chron.com/fix-pages-overlapping-boxes-45551.html" text:style-name="Internet_20_link" text:visited-style-name="Visited_20_Internet_20_Link">https://smallbusiness.chron.com/fix-pages-overlapping-boxes-45551.html</text:a></text:p>
      <text:p text:style-name="P21"/>
      <text:p text:style-name="P21">css relative</text:p>
      <text:p text:style-name="P21"><text:a xlink:type="simple" xlink:href="https://www.w3schools.com/css/css_positioning.asp" text:style-name="Internet_20_link" text:visited-style-name="Visited_20_Internet_20_Link">https://www.w3schools.com/css/css_positioning.asp</text:a></text:p>
      <text:p text:style-name="P21"><text:a xlink:type="simple" xlink:href="https://www.w3schools.com/cssref/pr_class_position.asp" text:style-name="Internet_20_link" text:visited-style-name="Visited_20_Internet_20_Link">https://www.w3schools.com/cssref/pr_class_position.asp</text:a></text:p>
      <text:p text:style-name="P21"><text:a xlink:type="simple" xlink:href="https://www.google.com/search?q=css+sticky&amp;sxsrf=AOaemvJNoVN7A_qAQvZNybwTPrpM8nxWGg:1640162373364&amp;source=lnms&amp;tbm=isch&amp;sa=X&amp;sqi=2&amp;ved=2ahUKEwikiY39gPf0AhWZHTQIHZcKDuQQ_AUoAnoECAEQBA&amp;biw=1277&amp;bih=1286&amp;dpr=0.75#imgrc=gqbN4Ji84aA3WM" text:style-name="Internet_20_link" text:visited-style-name="Visited_20_Internet_20_Link">css sticky</text:a></text:p>
      <text:p text:style-name="P21"><text:a xlink:type="simple" xlink:href="https://chenhuijing.com/blog/understanding-positioning-in-css/" text:style-name="Internet_20_link" text:visited-style-name="Visited_20_Internet_20_Link">https://chenhuijing.com/blog/understanding-positioning-in-css/</text:a></text:p>
      <text:p text:style-name="P21">iframe covers other elements</text:p>
      <text:p text:style-name="P21"><text:soft-page-break/><text:a xlink:type="simple" xlink:href="http://www.dynamicdrive.com/forums/showthread.php?28230-Iframe-in-div-hiding-everything-below-it" text:style-name="Internet_20_link" text:visited-style-name="Visited_20_Internet_20_Link">http://www.dynamicdrive.com/forums/showthread.php?28230-Iframe-in-div-hiding-everything-below-it</text:a></text:p>
      <text:p text:style-name="P21"><text:a xlink:type="simple" xlink:href="https://blog.theodo.com/2018/01/responsive-iframes-css-trick/" text:style-name="Internet_20_link" text:visited-style-name="Visited_20_Internet_20_Link">https://blog.theodo.com/2018/01/responsive-iframes-css-trick/</text:a></text:p>
      <text:p text:style-name="P21">why does my iframe have so much padding</text:p>
      <text:p text:style-name="P21"><text:a xlink:type="simple" xlink:href="https://stackoverflow.com/questions/6735022/remove-the-extra-whitespace-surrounding-iframes" text:style-name="Internet_20_link" text:visited-style-name="Visited_20_Internet_20_Link">https://stackoverflow.com/questions/6735022/remove-the-extra-whitespace-surrounding-iframes</text:a></text:p>
      <text:p text:style-name="P21">why is my iframe so big</text:p>
      <text:p text:style-name="P21"><text:a xlink:type="simple" xlink:href="https://community.atlassian.com/t5/Confluence-questions/iFrame-webpage-too-big/qaq-p/672212" text:style-name="Internet_20_link" text:visited-style-name="Visited_20_Internet_20_Link">https://community.atlassian.com/t5/Confluence-questions/iFrame-webpage-too-big/qaq-p/672212</text:a></text:p>
      <text:p text:style-name="P21"><text:a xlink:type="simple" xlink:href="https://www.geeksforgeeks.org/how-to-adjust-the-width-and-height-of-iframe-to-fit-with-content-in-it/" text:style-name="Internet_20_link" text:visited-style-name="Visited_20_Internet_20_Link">https://www.geeksforgeeks.org/how-to-adjust-the-width-and-height-of-iframe-to-fit-with-content-in-it/</text:a></text:p>
      <text:p text:style-name="P21">how to make html elements not overlap</text:p>
      <text:p text:style-name="P21"><text:a xlink:type="simple" xlink:href="https://www.quora.com/When-using-CSS-how-can-I-prevent-my-DIVs-from-overlapping-when-I-shrink-my-browser" text:style-name="Internet_20_link" text:visited-style-name="Visited_20_Internet_20_Link">https://www.quora.com/When-using-CSS-how-can-I-prevent-my-DIVs-from-overlapping-when-I-shrink-my-browser</text:a></text:p>
      <text:p text:style-name="P21"><text:a xlink:type="simple" xlink:href="https://stackoverflow.com/questions/14553273/how-can-i-prevent-html-elements-from-overlapping-or-sliding-under-one-another" text:style-name="Internet_20_link" text:visited-style-name="Visited_20_Internet_20_Link">https://stackoverflow.com/questions/14553273/how-can-i-prevent-html-elements-from-overlapping-or-sliding-under-one-another</text:a></text:p>
      <text:p text:style-name="P21"><text:a xlink:type="simple" xlink:href="https://www.w3schools.com/tags/tag_object.asp" text:style-name="Internet_20_link" text:visited-style-name="Visited_20_Internet_20_Link">https://www.w3schools.com/tags/tag_object.asp</text:a></text:p>
      <text:p text:style-name="P21"><text:a xlink:type="simple" xlink:href="https://developer.mozilla.org/en-US/docs/Web/API/CSS_Object_Model" text:style-name="Internet_20_link" text:visited-style-name="Visited_20_Internet_20_Link">https://developer.mozilla.org/en-US/docs/Web/API/CSS_Object_Model</text:a></text:p>
      <text:p text:style-name="P21"><text:a xlink:type="simple" xlink:href="https://developer.mozilla.org/en-US/docs/Web/CSS/object-position" text:style-name="Internet_20_link" text:visited-style-name="Visited_20_Internet_20_Link">https://developer.mozilla.org/en-US/docs/Web/CSS/object-position</text:a></text:p>
      <text:p text:style-name="P21">adjust width and height of iframe to fit the content in it stack overflow</text:p>
      <text:p text:style-name="P21"><text:a xlink:type="simple" xlink:href="https://stackoverflow.com/questions/819416/adjust-width-and-height-of-iframe-to-fit-with-content-in-it" text:style-name="Internet_20_link" text:visited-style-name="Visited_20_Internet_20_Link">https://stackoverflow.com/questions/819416/adjust-width-and-height-of-iframe-to-fit-with-content-in-it</text:a></text:p>
      <text:p text:style-name="P21"><text:a xlink:type="simple" xlink:href="https://stackoverflow.com/questions/9975810/make-iframe-automatically-adjust-height-according-to-the-contents-without-using/31219827" text:style-name="Internet_20_link" text:visited-style-name="Visited_20_Internet_20_Link">https://stackoverflow.com/questions/9975810/make-iframe-automatically-adjust-height-according-to-the-contents-without-using/31219827</text:a></text:p>
      <text:p text:style-name="P21"/>
      <text:p text:style-name="P21"/>
      <text:p text:style-name="P21"/>
      <text:p text:style-name="P21"/>
      <text:p text:style-name="P21"><text:change-end text:change-id="ct2343152067936"/></text:p>
      <text:p text:style-name="P1"/>
      <text:p text:style-name="P1"/>
      <text:p text:style-name="P8">References</text:p>
      <text:p text:style-name="P7">Kevin Powell</text:p>
      <text:p text:style-name="P7">Traversy Media</text:p>
      <text:p text:style-name="P7">freeCodeCamp</text:p>
      <text:p text:style-name="P7">IamTimCorey</text:p>
      <text:p text:style-name="P7">w3schools</text:p>
      <text:p text:style-name="P7"><text:change-start text:change-id="ct2342992626656"/><text:a xlink:type="simple" xlink:href="https://developer.mozilla.org/en-US/" text:style-name="Internet_20_link" text:visited-style-name="Visited_20_Internet_20_Link">MDN Web Docs</text:a><text:change-end text:change-id="ct2342992626656"/><text:change-start text:change-id="ct2342964611744"/></text:p>
      <text:p text:style-name="P17"><text:a xlink:type="simple" xlink:href="https://css-tricks.com/" text:style-name="Internet_20_link" text:visited-style-name="Visited_20_Internet_20_Link">css-tricks</text:a><text:change-end text:change-id="ct2342964611744"/><text:change-start text:change-id="ct2342992629776"/></text:p>
      <text:p text:style-name="P17"><text:a xlink:type="simple" xlink:href="http://geeksforgeeks.org/" text:style-name="Internet_20_link" text:visited-style-name="Visited_20_Internet_20_Link">geeksforgeeks</text:a><text:change-end text:change-id="ct2342992629776"/></text:p>
      <text:p text:style-name="P7">Medium.com<text:change-start text:change-id="ct2342964610784"/></text:p>
      <text:p text:style-name="P7"><text:a xlink:type="simple" xlink:href="https://github.com/mor10/kuhn" text:style-name="Internet_20_link" text:visited-style-name="Visited_20_Internet_20_Link">https://github.com/mor10/kuhn</text:a></text:p>
      <text:p text:style-name="P7"><text:change-end text:change-id="ct234296461078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'Helvetica Neue', sans-serif, Arial"/>
    <style:font-face style:name="Inter" svg:font-family="Inter, sans-serif"/>
    <style:font-face style:name="Means Web" svg:font-family="'Means Web', Georgia, Times, 'Times New Roman', serif"/>
    <style:font-face style:name="Open Sans" svg:font-family="'Open Sans', sans-serif"/>
    <style:font-face style:name="Roboto" svg:font-family="Roboto, Arial, sans-serif"/>
    <style:font-face style:name="apple-system" svg:font-family="apple-system, BlinkMacSystemFont, 'Segoe UI', 'Liberation Sans', sans-serif"/>
    <style:font-face style:name="var heading-font-family" svg:font-family="'var heading-font-family'"/>
    <style:font-face style:name="var theme-question-title-font-family" svg:font-family="'var theme-question-title-font-family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4:41:51.774000000</meta:creation-date>
    <dc:date>2022-01-21T04:55:04.651000000</dc:date>
    <meta:editing-duration>PT13H3M27S</meta:editing-duration>
    <meta:editing-cycles>8</meta:editing-cycles>
    <meta:generator>LibreOffice/7.1.5.2$Windows_X86_64 LibreOffice_project/85f04e9f809797b8199d13c421bd8a2b025d52b5</meta:generator>
    <meta:document-statistic meta:table-count="0" meta:image-count="0" meta:object-count="0" meta:page-count="4" meta:paragraph-count="123" meta:word-count="492" meta:character-count="4771" meta:non-whitespace-character-count="4392"/>
  </office:meta>
</office:document-meta>
</file>